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139afe"/>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paragraph-properties fo:text-align="justify" style:justify-single-word="false"/>
      <style:text-properties style:text-underline-style="none" officeooo:rsid="001d4729" officeooo:paragraph-rsid="001d4729"/>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39afe"/>
    </style:style>
    <style:style style:name="P8" style:family="paragraph" style:parent-style-name="Standard">
      <style:paragraph-properties fo:text-align="justify" style:justify-single-word="false"/>
      <style:text-properties officeooo:paragraph-rsid="0014f829"/>
    </style:style>
    <style:style style:name="P9" style:family="paragraph" style:parent-style-name="Standard">
      <style:paragraph-properties fo:text-align="justify" style:justify-single-word="false"/>
      <style:text-properties officeooo:paragraph-rsid="001d4729"/>
    </style:style>
    <style:style style:name="P10" style:family="paragraph" style:parent-style-name="Standard">
      <style:paragraph-properties fo:text-align="justify" style:justify-single-word="false"/>
      <style:text-properties officeooo:rsid="0014f829" officeooo:paragraph-rsid="0014f829"/>
    </style:style>
    <style:style style:name="P11" style:family="paragraph" style:parent-style-name="Standard">
      <style:paragraph-properties fo:text-align="justify" style:justify-single-word="false"/>
      <style:text-properties officeooo:rsid="0019bf9f" officeooo:paragraph-rsid="0019bf9f"/>
    </style:style>
    <style:style style:name="P12" style:family="paragraph" style:parent-style-name="Standard">
      <style:text-properties officeooo:paragraph-rsid="001ba815"/>
    </style:style>
    <style:style style:name="P13" style:family="paragraph" style:parent-style-name="Standard">
      <style:text-properties officeooo:rsid="001d4729" officeooo:paragraph-rsid="001d4729"/>
    </style:style>
    <style:style style:name="P14" style:family="paragraph" style:parent-style-name="Standard">
      <style:text-properties officeooo:rsid="001d66d5" officeooo:paragraph-rsid="001d66d5"/>
    </style:style>
    <style:style style:name="P15" style:family="paragraph" style:parent-style-name="Preformatted_20_Text">
      <style:paragraph-properties fo:text-align="start" style:justify-single-word="false"/>
      <style:text-properties style:text-underline-style="none"/>
    </style:style>
    <style:style style:name="P16" style:family="paragraph" style:parent-style-name="Preformatted_20_Text">
      <style:paragraph-properties fo:text-align="start" style:justify-single-word="false"/>
      <style:text-properties style:font-name="Times New Roman" fo:font-size="12pt" style:text-underline-style="none" style:font-size-asian="12pt" style:font-size-complex="12pt"/>
    </style:style>
    <style:style style:name="P17" style:family="paragraph" style:parent-style-name="Standard" style:list-style-name="L1">
      <style:paragraph-properties fo:text-align="start" style:justify-single-word="false"/>
      <style:text-properties style:text-underline-style="none"/>
    </style:style>
    <style:style style:name="P18" style:family="paragraph" style:parent-style-name="Standard">
      <style:paragraph-properties fo:text-align="justify" style:justify-single-word="false"/>
      <style:text-properties officeooo:paragraph-rsid="001b9c03"/>
    </style:style>
    <style:style style:name="P19" style:family="paragraph" style:parent-style-name="Standard">
      <style:paragraph-properties fo:text-align="justify" style:justify-single-word="false"/>
      <style:text-properties officeooo:paragraph-rsid="001e66ce"/>
    </style:style>
    <style:style style:name="P20" style:family="paragraph" style:parent-style-name="Standard">
      <style:paragraph-properties fo:text-align="justify" style:justify-single-word="false"/>
      <style:text-properties officeooo:paragraph-rsid="001d4729"/>
    </style:style>
    <style:style style:name="P21" style:family="paragraph" style:parent-style-name="Standard" style:list-style-name="L2"/>
    <style:style style:name="P22" style:family="paragraph" style:parent-style-name="Anleitung_20_2">
      <style:text-properties officeooo:rsid="001d4729" officeooo:paragraph-rsid="001d4729"/>
    </style:style>
    <style:style style:name="P23" style:family="paragraph" style:parent-style-name="Contents_20_1">
      <style:paragraph-properties>
        <style:tab-stops>
          <style:tab-stop style:position="18.002cm" style:type="right" style:leader-style="dotted" style:leader-text="."/>
        </style:tab-stops>
      </style:paragraph-properties>
    </style:style>
    <style:style style:name="P24" style:family="paragraph" style:parent-style-name="Contents_20_3">
      <style:paragraph-properties>
        <style:tab-stops>
          <style:tab-stop style:position="17.004cm" style:type="right" style:leader-style="dotted" style:leader-text="."/>
        </style:tab-stops>
      </style:paragraph-properties>
    </style:style>
    <style:style style:name="P25" style:family="paragraph" style:parent-style-name="ANleitung_20_1">
      <style:text-properties officeooo:rsid="0019bf9f" officeooo:paragraph-rsid="0019bf9f"/>
    </style:style>
    <style:style style:name="P26" style:family="paragraph" style:parent-style-name="ANleitung_20_1" style:list-style-name=""/>
    <style:style style:name="P27" style:family="paragraph" style:parent-style-name="ANleitung_20_1">
      <style:text-properties officeooo:rsid="001d4729" officeooo:paragraph-rsid="001d4729"/>
    </style:style>
    <style:style style:name="P28" style:family="paragraph" style:parent-style-name="ANleitung_20_1">
      <style:paragraph-properties fo:break-before="page"/>
    </style:style>
    <style:style style:name="P29" style:family="paragraph" style:parent-style-name="Contents_20_2">
      <style:paragraph-properties>
        <style:tab-stops>
          <style:tab-stop style:position="17.503cm" style:type="right" style:leader-style="dotted" style:leader-text="."/>
        </style:tab-stops>
      </style:paragraph-properties>
    </style:style>
    <style:style style:name="P30" style:family="paragraph" style:parent-style-name="Anleitung_20_3" style:list-style-name=""/>
    <style:style style:name="P31" style:family="paragraph" style:parent-style-name="Anleitung_20_3">
      <style:paragraph-properties fo:break-before="page"/>
    </style:style>
    <style:style style:name="T1" style:family="text">
      <style:text-properties style:text-underline-style="none"/>
    </style:style>
    <style:style style:name="T2" style:family="text">
      <style:text-properties style:text-underline-style="none" officeooo:rsid="00139afe"/>
    </style:style>
    <style:style style:name="T3" style:family="text">
      <style:text-properties style:text-underline-style="none" officeooo:rsid="00162495"/>
    </style:style>
    <style:style style:name="T4" style:family="text">
      <style:text-properties style:text-underline-style="none" officeooo:rsid="001d4729"/>
    </style:style>
    <style:style style:name="T5" style:family="text">
      <style:text-properties style:text-underline-style="none" officeooo:rsid="001b9c03"/>
    </style:style>
    <style:style style:name="T6" style:family="text">
      <style:text-properties style:text-underline-style="solid" style:text-underline-width="auto" style:text-underline-color="font-color"/>
    </style:style>
    <style:style style:name="T7" style:family="text">
      <style:text-properties fo:font-size="32pt" style:text-underline-style="none" style:font-size-asian="32pt" style:font-size-complex="32pt"/>
    </style:style>
    <style:style style:name="T8" style:family="text">
      <style:text-properties fo:font-size="32pt" style:text-underline-style="none" officeooo:rsid="000b79b7" style:font-size-asian="32pt" style:font-size-complex="32pt"/>
    </style:style>
    <style:style style:name="T9" style:family="text">
      <style:text-properties fo:font-size="32pt" style:text-underline-style="none" officeooo:rsid="0019bf9f" style:font-size-asian="32pt" style:font-size-complex="32pt"/>
    </style:style>
    <style:style style:name="T10" style:family="text">
      <style:text-properties fo:font-size="24pt" style:text-underline-style="none" style:font-size-asian="24pt" style:font-size-complex="24pt"/>
    </style:style>
    <style:style style:name="T11" style:family="text">
      <style:text-properties fo:font-size="24pt" style:text-underline-style="none" officeooo:rsid="0019bf9f" style:font-size-asian="24pt" style:font-size-complex="24pt"/>
    </style:style>
    <style:style style:name="T12" style:family="text">
      <style:text-properties fo:font-size="24pt" style:text-underline-style="none" officeooo:rsid="001d66d5" style:font-size-asian="24pt" style:font-size-complex="24pt"/>
    </style:style>
    <style:style style:name="T13" style:family="text">
      <style:text-properties officeooo:rsid="00139afe"/>
    </style:style>
    <style:style style:name="T14" style:family="text">
      <style:text-properties officeooo:rsid="0014f829"/>
    </style:style>
    <style:style style:name="T15" style:family="text">
      <style:text-properties officeooo:rsid="0019bf9f"/>
    </style:style>
    <style:style style:name="T16" style:family="text">
      <style:text-properties officeooo:rsid="001b9c03"/>
    </style:style>
    <style:style style:name="T17" style:family="text">
      <style:text-properties officeooo:rsid="001ba815"/>
    </style:style>
    <style:style style:name="T18" style:family="text">
      <style:text-properties officeooo:rsid="001d66d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7">Taho</text:span><text:span text:style-name="T9">fileformat</text:span><text:span text:style-name="T8"> </text:span><text:span text:style-name="T9">1.00</text:span><text:span text:style-name="T1"><text:tab/><text:tab/><text:tab/><text:tab/><text:tab/></text:span><text:span text:style-name="T11">2.</text:span><text:span text:style-name="T10">1.</text:span><text:span text:style-name="T12">20</text:span><text:span text:style-name="T11">1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3">1 <text:s/><text:a xlink:type="simple" xlink:href="#__RefHeading__5092_1784923760" text:style-name="Internet_20_link" text:visited-style-name="Internet_20_link">Vorwort</text:a><text:tab/>1</text:p>
          <text:p text:style-name="P23">2 <text:s/><text:a xlink:type="simple" xlink:href="#__RefHeading__5094_1784923760" text:style-name="Internet_20_link" text:visited-style-name="Internet_20_link">Grundaufbau</text:a><text:tab/>1</text:p>
          <text:p text:style-name="P23">3 <text:s/><text:a xlink:type="simple" xlink:href="#__RefHeading__5098_1784923760" text:style-name="Internet_20_link" text:visited-style-name="Internet_20_link">&lt;options&gt;</text:a><text:tab/>1</text:p>
          <text:p text:style-name="P23">4 <text:s/><text:a xlink:type="simple" xlink:href="#__RefHeading__5100_1784923760" text:style-name="Internet_20_link" text:visited-style-name="Internet_20_link">&lt;params&gt;</text:a><text:tab/>1</text:p>
          <text:p text:style-name="P23">5 <text:s/><text:a xlink:type="simple" xlink:href="#__RefHeading___Toc3308_2122979132" text:style-name="Internet_20_link" text:visited-style-name="Internet_20_link">&lt;mapPubSrc&gt; und &lt;mapallsrc&gt;</text:a><text:tab/>2</text:p>
          <text:p text:style-name="P29">5.1 <text:s/><text:a xlink:type="simple" xlink:href="#__RefHeading__2063_313844448" text:style-name="Internet_20_link" text:visited-style-name="Internet_20_link">&lt;name&gt;</text:a><text:tab/>2</text:p>
          <text:p text:style-name="P29">5.2 <text:s/><text:a xlink:type="simple" xlink:href="#__RefHeading__2065_313844448" text:style-name="Internet_20_link" text:visited-style-name="Internet_20_link">&lt;prefix&gt;</text:a><text:tab/>2</text:p>
          <text:p text:style-name="P29">5.3 <text:s/><text:a xlink:type="simple" xlink:href="#__RefHeading__2067_313844448" text:style-name="Internet_20_link" text:visited-style-name="Internet_20_link">&lt;type&gt;</text:a><text:tab/>2</text:p>
          <text:p text:style-name="P29">5.4 <text:s/><text:a xlink:type="simple" xlink:href="#__RefHeading__882_451523758" text:style-name="Internet_20_link" text:visited-style-name="Internet_20_link">&lt;maxThreads&gt;</text:a><text:tab/>2</text:p>
          <text:p text:style-name="P29">5.5 <text:s/><text:a xlink:type="simple" xlink:href="#__RefHeading__2069_313844448" text:style-name="Internet_20_link" text:visited-style-name="Internet_20_link">&lt;url&gt;, &lt;ext&gt;, &lt;offset&gt;, &lt;ksize&gt; und &lt;mapspf&gt;</text:a><text:tab/>2</text:p>
          <text:p text:style-name="P24">5.5.a ) <text:a xlink:type="simple" xlink:href="#__RefHeading__2071_313844448" text:style-name="Internet_20_link" text:visited-style-name="Internet_20_link">Pixelkarten (Basis und Overlay) nur &lt;url&gt;</text:a><text:tab/>2</text:p>
          <text:p text:style-name="P24">5.5.b ) <text:a xlink:type="simple" xlink:href="#__RefHeading__853_437505835" text:style-name="Internet_20_link" text:visited-style-name="Internet_20_link">Vektorkarten</text:a><text:tab/>3</text:p>
          <text:p text:style-name="P24">5.5.c ) <text:a xlink:type="simple" xlink:href="#__RefHeading__846_437505835" text:style-name="Internet_20_link" text:visited-style-name="Internet_20_link">(X)API</text:a><text:tab/>4</text:p>
          <text:p text:style-name="P23">6 <text:s/><text:a xlink:type="simple" xlink:href="#__RefHeading__848_437505835" text:style-name="Internet_20_link" text:visited-style-name="Internet_20_link">&lt;OsmIds&gt;</text:a><text:tab/>4</text:p>
          <text:p text:style-name="P29">6.1 <text:s/><text:a xlink:type="simple" xlink:href="#__RefHeading__855_437505835" text:style-name="Internet_20_link" text:visited-style-name="Internet_20_link">&lt;ID&gt;</text:a><text:tab/>4</text:p>
          <text:p text:style-name="P24">6.1.a ) <text:a xlink:type="simple" xlink:href="#__RefHeading___Toc1536_1362191804" text:style-name="Internet_20_link" text:visited-style-name="Internet_20_link">&lt;name&gt;</text:a><text:tab/>4</text:p>
          <text:p text:style-name="P24">6.1.b ) <text:a xlink:type="simple" xlink:href="#__RefHeading___Toc1538_1362191804" text:style-name="Internet_20_link" text:visited-style-name="Internet_20_link">&lt;IDV&gt;</text:a><text:tab/>4</text:p>
        </text:index-body>
      </text:table-of-content>
      <text:list xml:id="list893109384" text:style-name="Outline">
        <text:list-item>
          <text:h text:style-name="ANleitung_20_1" text:outline-level="1"><text:bookmark-start text:name="__DdeLink__1791_1315512385"/><text:bookmark-start text:name="__RefHeading__5092_1784923760"/>Vorwort<text:bookmark-end text:name="__RefHeading__5092_1784923760"/></text:h>
        </text:list-item>
      </text:list>
      <text:p text:style-name="P6"/>
      <text:p text:style-name="P6">Taho<text:span text:style-name="T15">files dienen dazu die Einstellungen des Programms </text:span><text:a xlink:type="simple" xlink:href="http://www.dimitri-junker.de/html/body_openstreetmap.html#taho" text:style-name="Internet_20_link" text:visited-style-name="Visited_20_Internet_20_Link"><text:span text:style-name="T15">Taho</text:span></text:a><text:span text:style-name="T15"> zu speichern. Dazu gehören auch die Downloadquellen für OSM-Tiles u.ä.. Da ich diese auch für andere Programme benutze sind diese in einem Extrafile ausgelagert. Taho könnte aber auch alles aus einem File lesen.</text:span></text:p>
      <text:list xml:id="list120626205705171" text:continue-numbering="true" text:style-name="Outline">
        <text:list-item>
          <text:h text:style-name="P25" text:outline-level="1"><text:bookmark-start text:name="__RefHeading__5094_1784923760"/>Grundaufbau<text:bookmark-end text:name="__RefHeading__5094_1784923760"/></text:h>
        </text:list-item>
      </text:list>
      <text:p text:style-name="P11">Es ist ein File im XML-Format. <text:span text:style-name="T16">Es enthält ein Element mit dem Namen “taho“ und ein oder mehrere Unterelemente. Es folgen die Hauptelemente:</text:span></text:p>
      <text:list xml:id="list120626711885509" text:continue-numbering="true" text:style-name="Outline">
        <text:list-item>
          <text:h text:style-name="ANleitung_20_1" text:outline-level="1"><text:bookmark-start text:name="__RefHeading__5098_1784923760"/>&lt;options&gt;<text:bookmark-end text:name="__RefHeading__5098_1784923760"/></text:h>
        </text:list-item>
      </text:list>
      <text:p text:style-name="P18"><text:span text:style-name="T5">Hier wird alles abgelegt was man unter Bearbeiten/Optionen einstellen kann. Da es wenig sinnvoll ist dies <text:s/>per Hand zu ändern gehe ich hier nicht auf die einzelnen Elemente ein. Wer aber trotzdem etwas ändern will sollte kein Problem haben die Elemente den Optionen zuzuordnen. Einfach Einstellungen speichern und sich das File ansehen.</text:span><text:bookmark-start text:name="__DdeLink__1750_960078733"/></text:p>
      <text:list xml:id="list120626082976323" text:continue-numbering="true" text:style-name="Outline">
        <text:list-item>
          <text:h text:style-name="ANleitung_20_1" text:outline-level="1"><text:bookmark-start text:name="__RefHeading__5100_1784923760"/>&lt;params&gt;<text:bookmark-end text:name="__RefHeading__5100_1784923760"/><text:bookmark-end text:name="__DdeLink__1750_960078733"/></text:h>
        </text:list-item>
      </text:list>
      <text:p text:style-name="P19"><text:span text:style-name="T5">Hier sind die Einstellungen eines Projektes, also i.W. alles was man im Hauptfenster einstellen kann. Ansonsten gilt hier das Gleiche wie bei &lt;options&gt;</text:span><text:bookmark-start text:name="__DdeLink__1755_960078733"/></text:p>
      <text:h text:style-name="P26" text:outline-level="1"/>
      <text:list xml:id="list120625899487027" text:continue-numbering="true" text:style-name="Outline">
        <text:list-item>
          <text:h text:style-name="P28" text:outline-level="1"><text:bookmark-start text:name="__RefHeading___Toc3308_2122979132"/>&lt;mapPubSrc&gt; <text:span text:style-name="T17">und </text:span><text:bookmark-start text:name="__DdeLink__1527_1362191804"/><text:span text:style-name="T17">&lt;mapallsrc&gt;</text:span><text:bookmark-end text:name="__RefHeading___Toc3308_2122979132"/><text:bookmark-end text:name="__DdeLink__1527_1362191804"/><text:bookmark-end text:name="__DdeLink__1755_960078733"/></text:h>
        </text:list-item>
      </text:list>
      <text:p text:style-name="P12"><text:span text:style-name="T17">Dieses Element enthält die Infos zu den Kartenquellen. Standardmäßig befinden sie sich in den Files defsrcP.taho und </text:span><text:bookmark-start text:name="__DdeLink__1525_1362191804"/><text:span text:style-name="T17">mydefsrc</text:span><text:bookmark-end text:name="__DdeLink__1525_1362191804"/><text:span text:style-name="T17">.taho. Dabei wird defsrcP mit dem Element &lt;mapPubSrc&gt; nur gelesen und sollte normalerweise auch nicht verändert werden. So kann dies über die Update Funktion einfach ersetzt werden ohne, daß persönliche Änderungen verloren gehen. <text:s/>Mydefsrc mit dem Element </text:span><text:bookmark-start text:name="__DdeLink__1529_1362191804"/><text:span text:style-name="T17">&lt;mapallsrc&gt;</text:span><text:bookmark-end text:name="__DdeLink__1529_1362191804"/><text:span text:style-name="T17"> wird meist auch nur gelesen, aber wenn man z.B. eine ID eingibt wird das File neu geschrieben. Es enthält dann alle Quellen die aus einem &lt;mapallsrc&gt; gelesen wurden und natürlich die Ids. </text:span><text:span text:style-name="T1">Für jede Quelle gibt es ein </text:span><text:span text:style-name="T4">Element</text:span><text:span text:style-name="T1"> &lt;src&gt;. In diesem kommen die folgenden </text:span><text:span text:style-name="T4">Elemente</text:span><text:span text:style-name="T1"> vor:</text:span><text:bookmark-end text:name="__DdeLink__1791_1315512385"/></text:p>
      <text:list xml:id="list120627222464218" text:continue-numbering="true" text:style-name="Outline">
        <text:list-item>
          <text:list>
            <text:list-item>
              <text:h text:style-name="Anleitung_20_2" text:outline-level="2"><text:bookmark-start text:name="__RefHeading__2063_313844448"/>&lt;name&gt;<text:bookmark-end text:name="__RefHeading__2063_313844448"/></text:h>
            </text:list-item>
          </text:list>
        </text:list-item>
      </text:list>
      <text:p text:style-name="P6">Der Name wird zur Auswahl benutzt und für die Ordnernamen. Also darf er auch nur Zeichen enthalten die für Ordnernamen erlaubt sind.</text:p>
      <text:list xml:id="list120625940430557" text:continue-numbering="true" text:style-name="Outline">
        <text:list-item>
          <text:list>
            <text:list-item>
              <text:h text:style-name="Anleitung_20_2" text:outline-level="2"><text:bookmark-start text:name="__RefHeading__2065_313844448"/>&lt;prefix&gt;<text:bookmark-end text:name="__RefHeading__2065_313844448"/></text:h>
            </text:list-item>
          </text:list>
        </text:list-item>
      </text:list>
      <text:p text:style-name="P6">Die erzeugten Karten erhalten dieses Kürzel als Namensanfang. Da die Overlays nicht alleine geladen werden wird bei diesen keine Prefix benötigt.</text:p>
      <text:list xml:id="list120626671832778" text:continue-numbering="true" text:style-name="Outline">
        <text:list-item>
          <text:list>
            <text:list-item>
              <text:h text:style-name="Anleitung_20_2" text:outline-level="2"><text:bookmark-start text:name="__RefHeading__2067_313844448"/>&lt;type&gt;<text:bookmark-end text:name="__RefHeading__2067_313844448"/></text:h>
            </text:list-item>
          </text:list>
        </text:list-item>
      </text:list>
      <text:p text:style-name="P8">0: <text:bookmark-start text:name="__DdeLink__1405_1954125955"/>Basispixelkarte<text:bookmark-end text:name="__DdeLink__1405_1954125955"/>; 1: Overlays; 2: Vektorkarten; 3: (X)Api Befehle; <text:span text:style-name="T14">100: Standard <text:s/>Basispixelkarte</text:span></text:p>
      <text:list xml:id="list120625351722637" text:continue-numbering="true" text:style-name="Outline">
        <text:list-item>
          <text:list>
            <text:list-item>
              <text:h text:style-name="Anleitung_20_2" text:outline-level="2"><text:bookmark-start text:name="__RefHeading__882_451523758"/>&lt;maxThreads&gt;<text:bookmark-end text:name="__RefHeading__882_451523758"/></text:h>
            </text:list-item>
          </text:list>
        </text:list-item>
      </text:list>
      <text:p text:style-name="P6">Wieviel Threads dürfen maximal benutzt werden wenn von dieser Quelle geladen wird. Ist der Wert 0 oder nicht gesetzt können beliebig viele gestartet werden.</text:p>
      <text:p text:style-name="P6"><text:bookmark text:name="__DdeLink__2313_423189621"/><text:bookmark text:name="__DdeLink__2412_1690386132"/></text:p>
      <text:list xml:id="list120627117645938" text:continue-numbering="true" text:style-name="Outline">
        <text:list-item>
          <text:list>
            <text:list-item>
              <text:h text:style-name="Anleitung_20_2" text:outline-level="2"><text:bookmark-start text:name="__RefHeading__2069_313844448"/>&lt;url&gt;, &lt;ext&gt;, &lt;offset&gt;, &lt;ksize&gt; und &lt;mapspf&gt;<text:bookmark-end text:name="__RefHeading__2069_313844448"/></text:h>
              <text:list>
                <text:list-item>
                  <text:h text:style-name="Anleitung_20_3" text:outline-level="3"><text:bookmark-start text:name="__RefHeading__2071_313844448"/>Pixelkarten (Basis und Overlay) nur &lt;url&gt;<text:bookmark-end text:name="__RefHeading__2071_313844448"/></text:h>
                </text:list-item>
              </text:list>
            </text:list-item>
          </text:list>
        </text:list-item>
      </text:list>
      <text:p text:style-name="P1">Die Basiskarte hat &lt;type&gt;0&lt;/type&gt; <text:span text:style-name="T13">(eine kann mit Typ 100 zum Standard gemacht werden) </text:span>und die Overlays &lt;type&gt;1&lt;/type&gt; </text:p>
      <text:p text:style-name="P1">Die URL kann auf zwei Arten angegeben werden. Alle mir bisher bekannten OSM - Server speichern z.B. Tile (x=1,y=2,zoom=3) unter</text:p>
      <text:p text:style-name="P1">BASISURL/3/1/2.png</text:p>
      <text:p text:style-name="P1">hier reicht es die BASISURL anzugeben, alternativ könnte man aber auch mit Platzhaltern arbeiten, also für obiges Bsp:</text:p>
      <text:p text:style-name="P1">BASISURL/$Z/$X/$Y.png</text:p>
      <text:p text:style-name="P2">letzteres ist sinnvoll wenn die Syntax von der normalen abweichen sollte. Sollte in so einer URL ein $ vorkommen müsste es verdoppelt werden. Will man auf diese Weise Karten anderer Quellen laden muss man die jeweiligen Nutzungsbedingungen beachten. <text:bookmark-start text:name="__DdeLink__1805_1315512385"/><text:span text:style-name="T13">Statt „$X“ als Platzhalter kann auch „{X}“ oder „${X]“ verwendet werden, Dabei wird Groß/Kleinschreibung ignoriert. Gleiches gilt natürlich für $Y und $Z. </text:span></text:p>
      <text:p text:style-name="P7"><text:bookmark-start text:name="__DdeLink__1407_1954125955"/><text:span text:style-name="T2">Bei Quellservern </text:span><text:span text:style-name="T3">mit</text:span><text:span text:style-name="T14"> persönlicher ID sieht die URL z.B. so aus:</text:span></text:p>
      <text:p text:style-name="P7"><text:bookmark-start text:name="__DdeLink__3389_3729352085"/>https://tile.thunderforest.com/cycle/{z}/{x}/{y}.png?apikey=<text:span text:style-name="T14">meineID</text:span> </text:p>
      <text:p text:style-name="P10">Um diese Quellen in defsrcP aufnehmen zu können habe ich für die ID einen Platzhalter benutzt, das sieht dann so aus:</text:p>
      <text:p text:style-name="P10"><text:a xlink:type="simple" xlink:href="https://tile.thunderforest.com/cycle/" text:style-name="Internet_20_link" text:visited-style-name="Visited_20_Internet_20_Link">https://tile.thunderforest.com/cycle/</text:a>{Z}/{X}/{Y}.png?apikey={ID_Thunderforest}</text:p>
      <text:p text:style-name="P10">Wichtig ist, daß es mit „{ID_“ anfängt und mit „}“ aufhört. Bei allen URLs mit gleicher ID sollte natürlich der gleiche Platzhalter verwendet werden. <text:bookmark-end text:name="__DdeLink__1407_1954125955"/><text:bookmark-end text:name="__DdeLink__1805_1315512385"/></text:p>
      <text:p text:style-name="P2"><text:bookmark-end text:name="__DdeLink__3389_3729352085"/>Im entsprechenden Taho-File (ab Vers 2.10) gibt es zusätzlich für jede Quelle einen Prefix der für die <text:soft-page-break/>Filenamen benutzt wird. Die meisten Quellen bieten die Tiles als png. Files ab, aber es gibt Ausnahmen, deshalb kann man mit &lt;ext&gt; die Endung definieren, ist dies nicht vorhanden wird png verwendet.</text:p>
      <text:list xml:id="list120625251477522" text:continue-numbering="true" text:style-name="Outline">
        <text:list-item>
          <text:list>
            <text:list-item>
              <text:list>
                <text:list-item>
                  <text:h text:style-name="Anleitung_20_3" text:outline-level="3"><text:bookmark-start text:name="__RefHeading__853_437505835"/>Vektorkarten<text:bookmark-end text:name="__RefHeading__853_437505835"/></text:h>
                </text:list-item>
              </text:list>
            </text:list-item>
          </text:list>
        </text:list-item>
      </text:list>
      <text:p text:style-name="Standard">Diese haben <text:span text:style-name="T1">&lt;type&gt;2&lt;/type&gt;.</text:span></text:p>
      <text:p text:style-name="Standard">Bisher sind mir 2 Arten von URLs bekannt:</text:p>
      <text:p text:style-name="P3">http://openstreetmap.teddynetz.de/latest/img/63273/63273621.img.gz</text:p>
      <text:p text:style-name="P3"><text:a xlink:type="simple" xlink:href="http://osm.smash-net.org/srtm/53273621.img.gz" text:style-name="Internet_20_link" text:visited-style-name="Visited_20_Internet_20_Link">http://osm.smash-net.org/srtm/53273621.img.gz</text:a></text:p>
      <text:p text:style-name="P3">beide bestehen aus einer Basisurl die in &lt;url&gt; abgelegt wird, also:</text:p>
      <text:p text:style-name="P3">&lt;url&gt;http://openstreetmap.teddynetz.de/latest/img&lt;/url&gt;</text:p>
      <text:p text:style-name="P3">&lt;url&gt;<text:a xlink:type="simple" xlink:href="http://osm.smash-net.org/srtm" text:style-name="Internet_20_link" text:visited-style-name="Visited_20_Internet_20_Link">http://osm.smash-net.org/srtm</text:a>&lt;/url&gt;</text:p>
      <text:p text:style-name="P1">bei der ersten kommt dann noch ein Unterordner für jeweils 1000 Karten, bei der 2. sind alle im Hauptordner. <text:s/>Hat der Unterordner die Nummer Kartennummer/Anzahl_Karten_pro_Ordner muss man zusätzlich &lt;mapspf&gt; auf Anzahl_Karten_pro_Ordner setzen. Gibt es keine Unterordner kann dies entfallen bzw als Anzahl 0 benutzt werden, also für die beiden o.g. Quellen:</text:p>
      <text:p text:style-name="P3">&lt;mapspf&gt;1000&lt;/mapspf&gt;</text:p>
      <text:p text:style-name="P3">&lt;mapspf&gt;0&lt;/mapspf&gt;</text:p>
      <text:p text:style-name="P3">Die Kartennummer berechnet sich nach: </text:p>
      <text:p text:style-name="P3"/>
      <text:p text:style-name="P15">Number = ((int)((lat + 90) / ksize) + (int)((lon + 180) / ksize) * (int)(180 / ksize)) + offset</text:p>
      <text:p text:style-name="P15"/>
      <text:p text:style-name="P16">Zusätzlich muss also noch ksize und offset definiert werden. Bei den beiden o.g. Quellen ist ksize=1 Grad:</text:p>
      <text:p text:style-name="P16">&lt;ksize&gt;1.000000&lt;/ksize&gt;</text:p>
      <text:p text:style-name="P16">und der Offset 63240001 bzw 53240001</text:p>
      <text:p text:style-name="P16">&lt;offset&gt;63240001&lt;/offset&gt;</text:p>
      <text:p text:style-name="P16">&lt;offset&gt;53240001&lt;/offset&gt;</text:p>
      <text:p text:style-name="P16">Damit ergibt sich insgesamt:</text:p>
      <text:p text:style-name="P15"><text:tab/><text:tab/>&lt;src&gt;</text:p>
      <text:p text:style-name="P15"><text:tab/><text:tab/><text:tab/>&lt;name&gt;CompTeddy latest&lt;/name&gt;</text:p>
      <text:p text:style-name="P15"><text:tab/><text:tab/><text:tab/>&lt;prefix&gt;CTL&lt;/prefix&gt;</text:p>
      <text:p text:style-name="P15"><text:tab/><text:tab/><text:tab/>&lt;url&gt;http://openstreetmap.teddynetz.de/latest/img&lt;/url&gt;</text:p>
      <text:p text:style-name="P15"><text:tab/><text:tab/><text:tab/>&lt;type&gt;2&lt;/type&gt;</text:p>
      <text:p text:style-name="P15"><text:tab/><text:tab/><text:tab/>&lt;offset&gt;63240001&lt;/offset&gt;</text:p>
      <text:p text:style-name="P15"><text:tab/><text:tab/><text:tab/>&lt;ksize&gt;1.000000&lt;/ksize&gt;</text:p>
      <text:p text:style-name="P15"><text:tab/><text:tab/><text:tab/>&lt;mapspf&gt;1000&lt;/mapspf&gt;</text:p>
      <text:p text:style-name="P15"><text:tab/><text:tab/>&lt;/src&gt;</text:p>
      <text:p text:style-name="P15"><text:tab/><text:tab/>&lt;src&gt;</text:p>
      <text:p text:style-name="P15"><text:tab/><text:tab/><text:tab/>&lt;name&gt;SRTM&lt;/name&gt;</text:p>
      <text:p text:style-name="P15"><text:tab/><text:tab/><text:tab/>&lt;prefix&gt;SRTM&lt;/prefix&gt;</text:p>
      <text:p text:style-name="P15"><text:tab/><text:tab/><text:tab/>&lt;url&gt;http://osm.smash-net.org/srtm&lt;/url&gt;</text:p>
      <text:p text:style-name="P15"><text:tab/><text:tab/><text:tab/>&lt;type&gt;2&lt;/type&gt;</text:p>
      <text:p text:style-name="P15"><text:tab/><text:tab/><text:tab/>&lt;offset&gt;53240001&lt;/offset&gt;</text:p>
      <text:p text:style-name="P15"><text:tab/><text:tab/><text:tab/>&lt;ksize&gt;1.000000&lt;/ksize&gt;</text:p>
      <text:p text:style-name="P15"><text:tab/><text:tab/><text:tab/>&lt;mapspf&gt;0&lt;/mapspf&gt;</text:p>
      <text:p text:style-name="P15"><text:tab/><text:tab/>&lt;/src&gt;</text:p>
      <text:h text:style-name="P30" text:outline-level="3"/>
      <text:list xml:id="list120627022830574" text:continue-numbering="true" text:style-name="Outline">
        <text:list-item>
          <text:list>
            <text:list-item>
              <text:list>
                <text:list-item>
                  <text:h text:style-name="P31" text:outline-level="3"><text:bookmark-start text:name="__RefHeading__846_437505835"/>(X)API<text:bookmark-end text:name="__RefHeading__846_437505835"/></text:h>
                </text:list-item>
              </text:list>
            </text:list-item>
          </text:list>
        </text:list-item>
      </text:list>
      <text:p text:style-name="P6">Diese werden als <text:span text:style-name="T1">&lt;type&gt;3&lt;/type&gt; gesetzt.</text:span></text:p>
      <text:p text:style-name="P1">Im Programm sind Vektorkarten und API Zugriffe vermischt. Man kann also auch gleichzeitig IMG und OSM Daten laden. Natürlich muss auch hier eine URL definiert werden, z.B.:</text:p>
      <text:p text:style-name="P6"><text:span text:style-name="T1">&lt;url&gt;</text:span><text:a xlink:type="simple" xlink:href="http://xapi.openstreetmap.org/api/0.6/map?bbox=$W,$S,$E,$N" text:style-name="Internet_20_link" text:visited-style-name="Visited_20_Internet_20_Link"><text:span text:style-name="T6">http://xapi.openstreetmap.org/api/0.6/map?bbox=$W,$S,$E,$N</text:span></text:a><text:span text:style-name="T1">&lt;/url&gt;</text:span></text:p>
      <text:p text:style-name="P1">Die Platzhalter ($W,$S,$E,$N) werden durch die entsprechenden Grenzen des Bereichs ersetzt. Eigentlich hätte man damit alles, aber es gibt eine Größenbeschränkung bei diesem Befehl auf 100 Quadratgrad. Dies kann man mit </text:p>
      <text:p text:style-name="P1">&lt;ksize&gt;100.000000&lt;/ksize&gt;</text:p>
      <text:p text:style-name="P6"><text:span text:style-name="T1">setzen. Lässt man dies weg oder setzt es zu 0 ist der Bereich beliebig groß. Man kann hier jede URL einsetzen die maximal die o.g. Parameter benötigt. Also vor allem natürlich alle API und XAPI Zugriffe. S.:</text:span><text:a xlink:type="simple" xlink:href="http://wiki.openstreetmap.org/wiki/API_v0.6" text:style-name="Internet_20_link" text:visited-style-name="Visited_20_Internet_20_Link"><text:span text:style-name="T6">http://wiki.openstreetmap.org/wiki/API_v0.6</text:span></text:a><text:span text:style-name="T1"> <text:s/>und </text:span><text:a xlink:type="simple" xlink:href="http://wiki.openstreetmap.org/wiki/DE:Xapi" text:style-name="Internet_20_link" text:visited-style-name="Visited_20_Internet_20_Link">http://wiki.openstreetmap.org/wiki/DE:Xapi</text:a></text:p>
      <text:list xml:id="list120625521280403" text:continue-numbering="true" text:style-name="Outline">
        <text:list-item>
          <text:h text:style-name="P27" text:outline-level="1"><text:bookmark-start text:name="__DdeLink__1809_1315512385"/><text:bookmark-start text:name="__RefHeading__848_437505835"/>&lt;OsmIds&gt;<text:bookmark-end text:name="__DdeLink__1809_1315512385"/><text:bookmark-end text:name="__RefHeading__848_437505835"/></text:h>
        </text:list-item>
      </text:list>
      <text:p text:style-name="P4"><text:bookmark-start text:name="__DdeLink__1815_1315512385"/>Hier legt Taho oder ein anderes Programm die Ids für Quellen ab bei denen man sich anmelden muss. Da diese alles andere als öffentlich sind gehören sie in mydefsrc.taho <text:span text:style-name="T18">In der URL der Quelle wird ein Platzhalter mit dem ID-Namen eingetragen der vom Programm dann durch die ID ersetzt wird </text:span></text:p>
      <text:list xml:id="list120625600683329" text:continue-numbering="true" text:style-name="Outline">
        <text:list-item>
          <text:list>
            <text:list-item>
              <text:h text:style-name="P22" text:outline-level="2"><text:bookmark-start text:name="__RefHeading__855_437505835"/>&lt;ID&gt;<text:bookmark-end text:name="__RefHeading__855_437505835"/></text:h>
            </text:list-item>
          </text:list>
        </text:list-item>
      </text:list>
      <text:p text:style-name="P9"><text:span text:style-name="T4">Für jede ID gibt es so ein Element mit zwei Einträgen:</text:span><text:bookmark-start text:name="__DdeLink__1761_960078733"/></text:p>
      <text:list xml:id="list120625378322018" text:continue-numbering="true" text:style-name="Outline">
        <text:list-item>
          <text:list>
            <text:list-item>
              <text:list>
                <text:list-item>
                  <text:h text:style-name="Anleitung_20_3" text:outline-level="3"><text:bookmark-start text:name="__RefHeading___Toc1536_1362191804"/>&lt;name&gt;<text:bookmark-end text:name="__RefHeading___Toc1536_1362191804"/></text:h>
                </text:list-item>
              </text:list>
            </text:list-item>
          </text:list>
        </text:list-item>
      </text:list>
      <text:p text:style-name="P13">Dieser muß mit ID_ beginnen ist sonst aber beliebeig. </text:p>
      <text:list xml:id="list120626525846293" text:continue-numbering="true" text:style-name="Outline">
        <text:list-item>
          <text:list>
            <text:list-item>
              <text:list>
                <text:list-item>
                  <text:h text:style-name="Anleitung_20_3" text:outline-level="3"><text:bookmark-start text:name="__RefHeading___Toc1538_1362191804"/>&lt;IDV&gt;<text:bookmark-end text:name="__RefHeading___Toc1538_1362191804"/></text:h>
                </text:list-item>
              </text:list>
            </text:list-item>
          </text:list>
        </text:list-item>
      </text:list>
      <text:p text:style-name="P14">Die persönliche ID<text:bookmark-end text:name="__DdeLink__1761_960078733"/><text:bookmark-end text:name="__DdeLink__1815_1315512385"/></text:p>
      <text:p text:style-name="P9"><text:bookmark-start text:name="__DdeLink__1832_856668453"/></text:p>
      <text:list xml:id="list442118249" text:style-name="L1">
        <text:list-header>
          <text:p text:style-name="P17"><text:bookmark-end text:name="__DdeLink__1832_856668453"/></text:p>
        </text:list-header>
      </text:list>
      <text:list xml:id="list4014412976" text:style-name="L2">
        <text:list-header>
          <text:p text:style-name="P21"/>
        </text:list-header>
      </text:list>
      <text:p text:style-name="P3">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Dimitri Junker</meta:initial-creator>
    <meta:creation-date>2008-08-07T14:37:26</meta:creation-date>
    <dc:date>2019-01-06T12:06:24.971000000</dc:date>
    <meta:editing-cycles>118</meta:editing-cycles>
    <meta:editing-duration>P1DT22H42M8S</meta:editing-duration>
    <dc:creator>Dimitri Junker</dc:creator>
    <meta:document-statistic meta:table-count="0" meta:image-count="0" meta:object-count="0" meta:page-count="4" meta:paragraph-count="106" meta:word-count="995" meta:character-count="7126" meta:non-whitespace-character-count="6175"/>
    <meta:user-defined meta:name="Info 1"/>
    <meta:user-defined meta:name="Info 2"/>
    <meta:user-defined meta:name="Info 3"/>
    <meta:user-defined meta:name="Info 4"/>
  </office:meta>
</office:document-meta>
</file>